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ahoma" svg:font-family="Tahoma"/>
    <style:font-face style:name="Times New Roman" svg:font-family="'Times New Roman'"/>
    <style:font-face style:name="Times New Roman2" svg:font-family="'Times New Roman', 'MS ??'"/>
    <style:font-face style:name="Times New Roman3" svg:font-family="'Times New Roman', Times, serif"/>
    <style:font-face style:name="SimSun" svg:font-family="SimSun" style:font-pitch="variable"/>
    <style:font-face style:name="SimSun2" svg:font-family="SimSun, 宋体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style:font-name="Arial"/>
    </style:style>
    <style:style style:name="P2" style:family="paragraph" style:parent-style-name="Standard">
      <style:paragraph-properties fo:line-height="100%" fo:text-align="justify" style:justify-single-word="false">
        <style:tab-stops>
          <style:tab-stop style:position="3.45cm"/>
        </style:tab-stops>
      </style:paragraph-properties>
      <style:text-properties style:font-name="Times New Roman1" fo:font-size="12pt" officeooo:paragraph-rsid="000be9b7" fo:background-color="transparent" style:font-size-asian="12pt" style:font-size-complex="12pt"/>
    </style:style>
    <style:style style:name="P3" style:family="paragraph" style:parent-style-name="Standard">
      <style:paragraph-properties fo:line-height="100%">
        <style:tab-stops>
          <style:tab-stop style:position="1.249cm"/>
          <style:tab-stop style:position="2.498cm"/>
          <style:tab-stop style:position="7.999cm" style:type="center"/>
        </style:tab-stops>
      </style:paragraph-properties>
      <style:text-properties style:font-name="Times New Roman1" fo:font-size="12pt" officeooo:paragraph-rsid="000be9b7" fo:background-color="transparent" style:font-size-asian="12pt" style:font-size-complex="12pt"/>
    </style:style>
    <style:style style:name="P4" style:family="paragraph" style:parent-style-name="Standard">
      <style:paragraph-properties fo:line-height="100%"/>
      <style:text-properties style:font-name="Times New Roman1" fo:font-size="12pt" officeooo:paragraph-rsid="000be9b7" fo:background-color="transparen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2pt" fo:font-weight="bold" officeooo:paragraph-rsid="000f84d0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2pt" fo:font-weight="bold" officeooo:paragraph-rsid="000be9b7" style:font-size-asian="12pt" style:font-weight-asian="bold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2pt" fo:font-weight="bold" officeooo:rsid="00561607" officeooo:paragraph-rsid="000f84d0" style:font-size-asian="12pt" style:font-weight-asian="bold" style:font-size-complex="12pt"/>
    </style:style>
    <style:style style:name="P8" style:family="paragraph" style:parent-style-name="Standard">
      <style:paragraph-properties fo:line-height="100%">
        <style:tab-stops>
          <style:tab-stop style:position="1.249cm"/>
          <style:tab-stop style:position="2.498cm"/>
          <style:tab-stop style:position="7.999cm" style:type="center"/>
        </style:tab-stops>
      </style:paragraph-properties>
      <style:text-properties style:font-name="Times New Roman1" fo:font-size="12pt" fo:font-weight="bold" officeooo:paragraph-rsid="000be9b7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00%" fo:hyphenation-ladder-count="no-limit">
        <style:tab-stops>
          <style:tab-stop style:position="4.064cm"/>
        </style:tab-stops>
      </style:paragraph-properties>
      <style:text-properties style:font-name="Times New Roman1" fo:font-size="12pt" fo:font-weight="bold" officeooo:paragraph-rsid="000be9b7" style:font-size-asian="12pt" style:font-weight-asian="bold" style:font-size-complex="12pt" style:font-weight-complex="bold" fo:hyphenate="true" fo:hyphenation-remain-char-count="2" fo:hyphenation-push-char-count="2"/>
    </style:style>
    <style:style style:name="P10" style:family="paragraph" style:parent-style-name="Standard">
      <style:paragraph-properties fo:line-height="100%" fo:text-align="justify" style:justify-single-word="false">
        <style:tab-stops>
          <style:tab-stop style:position="3.45cm"/>
        </style:tab-stops>
      </style:paragraph-properties>
      <style:text-properties style:font-name="Times New Roman1" fo:font-size="12pt" fo:font-weight="bold" officeooo:paragraph-rsid="000be9b7" style:letter-kerning="true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line-height="100%">
        <style:tab-stops>
          <style:tab-stop style:position="1.249cm"/>
          <style:tab-stop style:position="2.498cm"/>
          <style:tab-stop style:position="7.999cm" style:type="center"/>
        </style:tab-stops>
      </style:paragraph-properties>
      <style:text-properties style:font-name="Times New Roman1" fo:font-size="12pt" officeooo:paragraph-rsid="000be9b7" style:font-size-asian="12pt" style:font-size-complex="12pt"/>
    </style:style>
    <style:style style:name="P12" style:family="paragraph" style:parent-style-name="Standard">
      <style:paragraph-properties fo:line-height="100%" fo:text-align="justify" style:justify-single-word="false" fo:hyphenation-ladder-count="no-limit"/>
      <style:text-properties style:font-name="Times New Roman1" fo:font-size="12pt" officeooo:paragraph-rsid="000be9b7" style:font-size-asian="12pt" style:font-size-complex="12pt" fo:hyphenate="true" fo:hyphenation-remain-char-count="2" fo:hyphenation-push-char-count="2"/>
    </style:style>
    <style:style style:name="P13" style:family="paragraph" style:parent-style-name="Standard">
      <style:paragraph-properties fo:line-height="100%"/>
      <style:text-properties style:font-name="Times New Roman1" fo:font-size="12pt" officeooo:paragraph-rsid="000be9b7" style:font-size-asian="12pt" style:font-size-complex="12pt"/>
    </style:style>
    <style:style style:name="P14" style:family="paragraph" style:parent-style-name="Standard">
      <style:paragraph-properties fo:line-height="100%" fo:text-align="justify" style:justify-single-word="false">
        <style:tab-stops>
          <style:tab-stop style:position="1.249cm"/>
          <style:tab-stop style:position="2.498cm"/>
          <style:tab-stop style:position="7.999cm" style:type="center"/>
        </style:tab-stops>
      </style:paragraph-properties>
      <style:text-properties style:font-name="Times New Roman1" fo:font-size="12pt" officeooo:paragraph-rsid="000be9b7" style:font-size-asian="12pt" style:font-name-complex="Times New Roman1" style:font-size-complex="12pt"/>
    </style:style>
    <style:style style:name="P15" style:family="paragraph" style:parent-style-name="Standard">
      <style:paragraph-properties fo:line-height="100%">
        <style:tab-stops>
          <style:tab-stop style:position="1.249cm"/>
          <style:tab-stop style:position="2.498cm"/>
          <style:tab-stop style:position="7.999cm" style:type="center"/>
        </style:tab-stops>
      </style:paragraph-properties>
      <style:text-properties style:font-name="Times New Roman1" fo:font-size="12pt" officeooo:paragraph-rsid="000be9b7" fo:background-color="#ffff00" style:font-size-asian="12pt" style:font-size-complex="12pt"/>
    </style:style>
    <style:style style:name="P16" style:family="paragraph" style:parent-style-name="Standard">
      <style:paragraph-properties fo:line-height="100%" fo:hyphenation-ladder-count="no-limit"/>
      <style:text-properties style:font-name="Times New Roman1" fo:font-size="12pt" officeooo:paragraph-rsid="000be9b7" fo:background-color="#ffff00" style:font-size-asian="12pt" style:font-size-complex="12pt" fo:hyphenate="true" fo:hyphenation-remain-char-count="2" fo:hyphenation-push-char-count="2"/>
    </style:style>
    <style:style style:name="P17" style:family="paragraph" style:parent-style-name="Standard">
      <style:paragraph-properties fo:line-height="0.423cm" fo:text-align="start" style:justify-single-word="false"/>
      <style:text-properties style:font-name="Times New Roman1" fo:font-size="12pt" officeooo:paragraph-rsid="000be9b7" style:font-name-asian="Arial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1" fo:font-size="12pt" fo:letter-spacing="normal" fo:font-style="normal" fo:font-weight="bold" officeooo:paragraph-rsid="000f84d0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2.54cm" fo:margin-right="0cm" fo:text-align="justify" style:justify-single-word="false" fo:text-indent="-2.54cm" style:auto-text-indent="false"/>
      <style:text-properties style:font-name="Arial"/>
    </style:style>
    <style:style style:name="P20" style:family="paragraph" style:parent-style-name="Standard">
      <style:paragraph-properties fo:margin-left="2.54cm" fo:margin-right="0cm" fo:text-align="justify" style:justify-single-word="false" fo:text-indent="-2.54cm" style:auto-text-indent="false"/>
      <style:text-properties style:font-name="Arial" officeooo:paragraph-rsid="000be9b7"/>
    </style:style>
    <style:style style:name="P21" style:family="paragraph" style:parent-style-name="Standard">
      <style:paragraph-properties fo:margin-left="2.54cm" fo:margin-right="0cm" fo:text-align="justify" style:justify-single-word="false" fo:text-indent="-2.54cm" style:auto-text-indent="false"/>
      <style:text-properties fo:font-variant="normal" fo:text-transform="none" fo:color="#000000" style:font-name="Times New Roman1" fo:font-size="12pt" fo:letter-spacing="normal" fo:font-style="normal" fo:font-weight="bold" officeooo:rsid="000892dd" officeooo:paragraph-rsid="000be9b7" fo:background-color="transparent" style:font-name-asian="Arial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margin-left="2.54cm" fo:margin-right="0cm" fo:text-align="justify" style:justify-single-word="false" fo:text-indent="-2.54cm" style:auto-text-indent="false" fo:break-before="page"/>
      <style:text-properties style:font-name="Arial"/>
    </style:style>
    <style:style style:name="P23" style:family="paragraph" style:parent-style-name="Text_20_body">
      <style:paragraph-properties fo:margin-left="2.54cm" fo:margin-right="0cm" fo:text-align="center" style:justify-single-word="false" fo:text-indent="-2.54cm" style:auto-text-indent="false"/>
      <style:text-properties fo:font-variant="normal" fo:text-transform="none" fo:color="#000000" style:font-name="Times New Roman1" fo:font-size="12pt" fo:letter-spacing="normal" fo:font-style="normal" fo:font-weight="normal" officeooo:paragraph-rsid="000be9b7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variant="normal" fo:text-transform="none" fo:color="#00000a" style:font-name="Times New Roman1" fo:font-size="12pt" fo:letter-spacing="normal" fo:language="zxx" fo:country="none" fo:font-style="normal" fo:font-weight="normal" officeooo:rsid="007ae5d6" officeooo:paragraph-rsid="000f84d0" fo:background-color="transparent" style:font-size-asian="12pt" style:language-asian="zxx" style:country-asian="none" style:font-weight-asian="normal" style:font-name-complex="Times New Roman4" style:font-size-complex="12pt" style:language-complex="zxx" style:country-complex="none" style:font-weight-complex="normal" fo:padding="0cm" fo:border="none"/>
    </style:style>
    <style:style style:name="P25" style:family="paragraph" style:parent-style-name="Standard">
      <style:paragraph-properties fo:margin-left="0cm" fo:margin-right="0cm" fo:margin-top="0.494cm" fo:margin-bottom="0.21cm" loext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style:font-name="Times New Roman1" fo:font-size="12pt" fo:language="zxx" fo:country="none" officeooo:rsid="007ae5d6" officeooo:paragraph-rsid="000f84d0" fo:background-color="transparent" style:font-size-asian="12pt" style:language-asian="zxx" style:country-asian="none" style:font-name-complex="Times New Roman4" style:font-size-complex="12pt" style:language-complex="zxx" style:country-complex="none" fo:hyphenate="true" fo:hyphenation-remain-char-count="2" fo:hyphenation-push-char-count="2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1" fo:font-size="12pt" officeooo:paragraph-rsid="000be9b7" style:font-size-asian="12pt" style:font-size-complex="12pt"/>
    </style:style>
    <style:style style:name="P27" style:family="paragraph" style:parent-style-name="Text_20_body">
      <style:paragraph-properties fo:margin-left="0cm" fo:margin-right="0cm" fo:margin-top="0.212cm" fo:margin-bottom="0.499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normal" officeooo:paragraph-rsid="000be9b7" style:font-size-asian="12pt" style:font-size-complex="12pt"/>
    </style:style>
    <style:style style:name="P28" style:family="paragraph" style:parent-style-name="Standard">
      <style:paragraph-properties fo:margin-top="0.494cm" fo:margin-bottom="0.21cm" loext:contextual-spacing="false" fo:line-height="100%" fo:text-align="justify" style:justify-single-word="false" fo:hyphenation-ladder-count="no-limit"/>
      <style:text-properties style:font-name="Times New Roman1" fo:font-size="12pt" fo:language="zxx" fo:country="none" fo:font-weight="bold" officeooo:paragraph-rsid="000f84d0" fo:background-color="transparent" style:font-size-asian="12pt" style:language-asian="zxx" style:country-asian="none" style:font-weight-asian="bold" style:font-name-complex="Times New Roman4" style:font-size-complex="12pt" style:language-complex="zxx" style:country-complex="none" style:font-weight-complex="bold" fo:hyphenate="true" fo:hyphenation-remain-char-count="2" fo:hyphenation-push-char-count="2"/>
    </style:style>
    <style:style style:name="P29" style:family="paragraph" style:parent-style-name="Standard">
      <style:paragraph-properties fo:margin-top="0.494cm" fo:margin-bottom="0.21cm" loext:contextual-spacing="false" fo:line-height="100%" fo:text-align="justify" style:justify-single-word="false" fo:hyphenation-ladder-count="no-limit"/>
      <style:text-properties style:font-name="Times New Roman1" fo:font-size="12pt" fo:language="zxx" fo:country="none" officeooo:paragraph-rsid="000f84d0" fo:background-color="transparent" style:font-size-asian="12pt" style:language-asian="zxx" style:country-asian="none" style:font-size-complex="12pt" style:language-complex="zxx" style:country-complex="none" fo:hyphenate="true" fo:hyphenation-remain-char-count="2" fo:hyphenation-push-char-count="2"/>
    </style:style>
    <style:style style:name="P30" style:family="paragraph" style:parent-style-name="Standard">
      <style:paragraph-properties fo:margin-top="0.494cm" fo:margin-bottom="0cm" loext:contextual-spacing="false" fo:line-height="100%" fo:text-align="justify" style:justify-single-word="false" fo:hyphenation-ladder-count="no-limit"/>
      <style:text-properties fo:font-variant="normal" fo:text-transform="none" fo:color="#00000a" style:font-name="Times New Roman1" fo:font-size="12pt" fo:letter-spacing="normal" fo:language="zxx" fo:country="none" fo:font-style="normal" fo:font-weight="normal" officeooo:rsid="007ae5d6" officeooo:paragraph-rsid="000f84d0" fo:background-color="transparent" style:font-size-asian="12pt" style:language-asian="zxx" style:country-asian="none" style:font-weight-asian="normal" style:font-name-complex="Times New Roman4" style:font-size-complex="12pt" style:language-complex="zxx" style:country-complex="none" style:font-weight-complex="normal" fo:padding="0cm" fo:border="none" fo:hyphenate="true" fo:hyphenation-remain-char-count="2" fo:hyphenation-push-char-count="2"/>
    </style:style>
    <style:style style:name="P31" style:family="paragraph" style:parent-style-name="Standard">
      <style:paragraph-properties fo:margin-top="0.494cm" fo:margin-bottom="0cm" loext:contextual-spacing="false" fo:line-height="100%" fo:text-align="justify" style:justify-single-word="false" fo:hyphenation-ladder-count="no-limit"/>
      <style:text-properties style:font-name="Times New Roman1" fo:font-size="12pt" fo:language="zxx" fo:country="none" fo:font-weight="bold" officeooo:paragraph-rsid="000f84d0" fo:background-color="transparent" style:font-size-asian="12pt" style:language-asian="zxx" style:country-asian="none" style:font-weight-asian="bold" style:font-name-complex="Times New Roman4" style:font-size-complex="12pt" style:language-complex="zxx" style:country-complex="none" style:font-weight-complex="bold" fo:hyphenate="true" fo:hyphenation-remain-char-count="2" fo:hyphenation-push-char-count="2"/>
    </style:style>
    <style:style style:name="P32" style:family="paragraph" style:parent-style-name="Standard">
      <style:paragraph-properties fo:margin-top="0.494cm" fo:margin-bottom="0cm" loext:contextual-spacing="false" fo:line-height="100%" fo:text-align="justify" style:justify-single-word="false" fo:hyphenation-ladder-count="no-limit"/>
      <style:text-properties style:font-name="Times New Roman1" fo:font-size="12pt" officeooo:paragraph-rsid="000f84d0" style:font-size-asian="12pt" style:font-size-complex="12pt" fo:hyphenate="true" fo:hyphenation-remain-char-count="2" fo:hyphenation-push-char-count="2"/>
    </style:style>
    <style:style style:name="P33" style:family="paragraph" style:parent-style-name="Text_20_body">
      <style:paragraph-properties fo:text-align="justify" style:justify-single-word="false"/>
      <style:text-properties style:font-name="Times New Roman1" fo:font-size="12pt" officeooo:paragraph-rsid="000be9b7" style:font-size-asian="12pt" style:font-size-complex="12pt"/>
    </style:style>
    <style:style style:name="P34" style:family="paragraph" style:parent-style-name="Text_20_body">
      <style:paragraph-properties fo:margin-left="0.101cm" fo:margin-right="0cm" fo:margin-top="0cm" fo:margin-bottom="0.212cm" loext:contextual-spacing="false" fo:text-align="justify" style:justify-single-word="false" fo:text-indent="0cm" style:auto-text-indent="false"/>
      <style:text-properties style:font-name="Times New Roman1" fo:font-size="12pt" officeooo:paragraph-rsid="000be9b7" style:font-size-asian="12pt" style:font-size-complex="12pt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Times New Roman1" fo:font-size="12pt" fo:font-weight="bold" officeooo:paragraph-rsid="000f84d0" style:font-size-asian="12pt" style:font-weight-asian="bold" style:font-size-complex="12pt"/>
    </style:style>
    <style:style style:name="P36" style:family="paragraph" style:parent-style-name="Standard">
      <style:paragraph-properties fo:line-height="100%" fo:text-align="justify" style:justify-single-word="false" fo:orphans="0" fo:widows="0" fo:hyphenation-ladder-count="no-limit">
        <style:tab-stops>
          <style:tab-stop style:position="7.417cm"/>
        </style:tab-stops>
      </style:paragraph-properties>
      <style:text-properties style:use-window-font-color="true" style:font-name="Times New Roman1" fo:font-size="12pt" fo:font-weight="normal" officeooo:rsid="000bdb31" officeooo:paragraph-rsid="00153a69" style:letter-kerning="true" fo:background-color="transparent" style:font-size-asian="12pt" style:language-asian="ar" style:country-asian="SA" style:font-weight-asian="normal" style:font-name-complex="Times New Roman1" style:font-size-complex="12pt" style:font-weight-complex="normal" fo:hyphenate="true" fo:hyphenation-remain-char-count="2" fo:hyphenation-push-char-count="2"/>
    </style:style>
    <style:style style:name="P37" style:family="paragraph" style:parent-style-name="Standard">
      <style:paragraph-properties fo:line-height="100%"/>
      <style:text-properties style:use-window-font-color="true" style:font-name="Times New Roman1" fo:font-size="12pt" fo:font-weight="normal" officeooo:rsid="000bdb31" officeooo:paragraph-rsid="000be9b7" style:letter-kerning="true" fo:background-color="transparent" style:font-size-asian="12pt" style:language-asian="ar" style:country-asian="SA" style:font-weight-asian="normal" style:font-name-complex="Times New Roman1" style:font-size-complex="12pt" style:font-weight-complex="normal"/>
    </style:style>
    <style:style style:name="P38" style:family="paragraph" style:parent-style-name="Standard" style:list-style-name="WW8Num6">
      <style:paragraph-properties fo:margin-top="0cm" fo:margin-bottom="0.212cm" loext:contextual-spacing="false" fo:line-height="100%" fo:text-align="justify" style:justify-single-word="false"/>
      <style:text-properties style:font-name="Times New Roman1" fo:font-size="12pt" fo:font-weight="normal" officeooo:rsid="00372ea6" officeooo:paragraph-rsid="00105b8f" fo:background-color="#ffff00" style:font-size-asian="12pt" style:font-weight-asian="normal" style:font-size-complex="12pt" style:font-weight-complex="normal"/>
    </style:style>
    <style:style style:name="P39" style:family="paragraph" style:parent-style-name="Standard" style:list-style-name="WW8Num6">
      <style:paragraph-properties fo:margin-top="0cm" fo:margin-bottom="0.212cm" loext:contextual-spacing="false" fo:line-height="100%" fo:text-align="justify" style:justify-single-word="false"/>
      <style:text-properties style:font-name="Times New Roman1" fo:font-size="12pt" fo:font-weight="normal" officeooo:rsid="00372ea6" officeooo:paragraph-rsid="0012acf3" fo:background-color="#ffff00" style:font-size-asian="12pt" style:font-weight-asian="normal" style:font-size-complex="12pt" style:font-weight-complex="normal"/>
    </style:style>
    <style:style style:name="P40" style:family="paragraph" style:parent-style-name="Standard" style:list-style-name="WW8Num6">
      <style:paragraph-properties fo:margin-top="0cm" fo:margin-bottom="0.212cm" loext:contextual-spacing="false" fo:line-height="100%" fo:text-align="justify" style:justify-single-word="false"/>
      <style:text-properties style:font-name="Times New Roman1" fo:font-size="12pt" officeooo:paragraph-rsid="001364c1" fo:background-color="#ffff00" style:font-size-asian="12pt" style:font-size-complex="12pt"/>
    </style:style>
    <style:style style:name="P41" style:family="paragraph" style:parent-style-name="Standard" style:list-style-name="WW8Num6">
      <style:paragraph-properties fo:margin-top="0cm" fo:margin-bottom="0.212cm" loext:contextual-spacing="false" fo:line-height="100%" fo:text-align="justify" style:justify-single-word="false"/>
      <style:text-properties style:font-name="Times New Roman1" fo:font-size="12pt" officeooo:paragraph-rsid="00151ab9" fo:background-color="#ffff00" style:font-size-asian="12pt" style:font-size-complex="12pt"/>
    </style:style>
    <style:style style:name="P42" style:family="paragraph" style:parent-style-name="Text_20_body" style:list-style-name="WW8Num6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/>
      <style:text-properties style:font-name="Times New Roman1" fo:font-size="12pt" officeooo:paragraph-rsid="000be9b7" style:font-size-asian="12pt" style:font-size-complex="12pt"/>
    </style:style>
    <style:style style:name="P43" style:family="paragraph" style:parent-style-name="Text_20_body" style:list-style-name="WW8Num6"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/>
      <style:text-properties style:font-name="Times New Roman1" fo:font-size="12pt" officeooo:rsid="00153a69" officeooo:paragraph-rsid="00153a69" fo:background-color="#ffff00" style:font-size-asian="12pt" style:font-size-complex="12pt"/>
    </style:style>
    <style:style style:name="P44" style:family="paragraph" style:parent-style-name="Text_20_body" style:list-style-name="WW8Num6">
      <style:paragraph-properties fo:margin-top="0cm" fo:margin-bottom="0.212cm" loext:contextual-spacing="false" fo:line-height="100%" fo:text-align="justify" style:justify-single-word="false"/>
      <style:text-properties fo:font-size="12pt" officeooo:paragraph-rsid="00151ab9" style:font-size-asian="12pt" style:font-size-complex="12pt"/>
    </style:style>
    <style:style style:name="P45" style:family="paragraph" style:parent-style-name="Text_20_body" style:list-style-name="WW8Num6">
      <style:paragraph-properties fo:margin-top="0cm" fo:margin-bottom="0.212cm" loext:contextual-spacing="false" fo:line-height="100%" fo:text-align="justify" style:justify-single-word="false"/>
      <style:text-properties style:font-name="Times New Roman1" fo:font-size="12pt" officeooo:paragraph-rsid="000be9b7" style:font-size-asian="12pt" style:font-size-complex="12pt"/>
    </style:style>
    <style:style style:name="P46" style:family="paragraph" style:parent-style-name="Text_20_body" style:list-style-name="WW8Num6">
      <style:paragraph-properties fo:margin-top="0cm" fo:margin-bottom="0.212cm" loext:contextual-spacing="false" fo:line-height="100%" fo:text-align="justify" style:justify-single-word="false"/>
      <style:text-properties style:font-name="Times New Roman1" fo:font-size="12pt" officeooo:paragraph-rsid="000be9b7" fo:background-color="transpare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etter-kerning="true" style:font-weight-asian="bold" style:font-name-complex="Times New Roman1" style:font-weight-complex="bold"/>
    </style:style>
    <style:style style:name="T3" style:family="text">
      <style:text-properties fo:font-weight="bold" officeooo:rsid="000bdb31" style:letter-kerning="true" style:font-weight-asian="bold" style:font-name-complex="Times New Roman1" style:font-weight-complex="bold"/>
    </style:style>
    <style:style style:name="T4" style:family="text">
      <style:text-properties fo:font-weight="bold" officeooo:rsid="003f4c48" style:letter-kerning="true" style:font-weight-asian="bold" style:font-name-complex="Times New Roman1" style:font-weight-complex="bold"/>
    </style:style>
    <style:style style:name="T5" style:family="text">
      <style:text-properties fo:font-variant="normal" fo:text-transform="none" fo:color="#000000" style:font-name="Times New Roman1" fo:letter-spacing="normal" fo:font-style="normal" fo:font-weight="normal" style:letter-kerning="true" style:font-weight-asian="normal" style:font-name-complex="Times New Roman1" style:font-weight-complex="normal"/>
    </style:style>
    <style:style style:name="T6" style:family="text">
      <style:text-properties fo:font-variant="normal" fo:text-transform="none" fo:color="#000000" fo:letter-spacing="normal" fo:font-style="normal" fo:font-weight="normal" style:language-asian="it" style:country-asian="IT"/>
    </style:style>
    <style:style style:name="T7" style:family="text">
      <style:text-properties fo:font-variant="normal" fo:text-transform="none" fo:color="#000000" fo:letter-spacing="normal" fo:font-style="normal" fo:font-weight="normal" officeooo:rsid="000ec0b7" style:language-asian="it" style:country-asian="I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Times New Roman1" fo:letter-spacing="normal" fo:language="it" fo:country="IT" fo:font-style="normal" fo:text-shadow="none" style:text-underline-style="none" officeooo:rsid="011d5759" style:letter-kerning="true" fo:background-color="transparent" loext:char-shading-value="0" style:font-name-asian="SimSun" style:language-asian="zh" style:country-asian="CN" style:font-style-asian="normal" style:font-name-complex="Arial" style:language-complex="hi" style:country-complex="IN" style:font-style-complex="normal" style:text-emphasize="none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Times New Roman1" fo:letter-spacing="normal" fo:language="it" fo:country="IT" fo:font-style="normal" fo:text-shadow="none" style:text-underline-style="none" officeooo:rsid="003e3ba9" style:letter-kerning="true" fo:background-color="transparent" loext:char-shading-value="0" style:font-name-asian="SimSun" style:language-asian="zh" style:country-asian="CN" style:font-style-asian="normal" style:font-name-complex="Arial" style:language-complex="hi" style:country-complex="IN" style:font-style-complex="normal" style:text-emphasize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Times New Roman1" fo:letter-spacing="normal" fo:language="it" fo:country="IT" fo:font-style="normal" fo:text-shadow="none" style:text-underline-style="none" officeooo:rsid="00184596" style:letter-kerning="true" fo:background-color="transparent" loext:char-shading-value="0" style:font-name-asian="SimSun" style:language-asian="zh" style:country-asian="CN" style:font-style-asian="normal" style:font-name-complex="Arial" style:language-complex="hi" style:country-complex="IN" style:font-style-complex="normal" style:text-emphasize="none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Times New Roman1" fo:letter-spacing="normal" fo:language="it" fo:country="IT" fo:font-style="normal" fo:text-shadow="none" style:text-underline-style="none" officeooo:rsid="004d0550" style:letter-kerning="true" fo:background-color="transparent" loext:char-shading-value="0" style:font-name-asian="SimSun" style:language-asian="zh" style:country-asian="CN" style:font-style-asian="normal" style:font-name-complex="Arial" style:language-complex="hi" style:country-complex="IN" style:font-style-complex="normal" style:text-emphasize="none"/>
    </style:style>
    <style:style style:name="T12" style:family="text">
      <style:text-properties fo:font-variant="normal" fo:text-transform="none" fo:color="#000000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039c5ca" style:letter-kerning="true" fo:background-color="transparent" loext:char-shading-value="0" style:font-name-asian="SimSun2" style:language-asian="it" style:country-asian="IT" style:font-style-asian="normal" style:font-weight-asian="bold" style:font-name-complex="Arial" style:language-complex="hi" style:country-complex="IN" style:font-style-complex="normal" style:font-weight-complex="bold" style:text-emphasize="none"/>
    </style:style>
    <style:style style:name="T13" style:family="text">
      <style:text-properties fo:font-variant="normal" fo:text-transform="none" fo:color="#000000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0151ab9" style:letter-kerning="true" fo:background-color="transparent" loext:char-shading-value="0" style:font-name-asian="SimSun2" style:language-asian="it" style:country-asian="IT" style:font-style-asian="normal" style:font-weight-asian="bold" style:font-name-complex="Arial" style:language-complex="hi" style:country-complex="IN" style:font-style-complex="normal" style:font-weight-complex="bold" style:text-emphasize="none"/>
    </style:style>
    <style:style style:name="T14" style:family="text">
      <style:text-properties fo:font-variant="normal" fo:text-transform="none" fo:color="#000000" style:text-outline="false" style:text-line-through-style="none" style:text-line-through-type="none" fo:letter-spacing="normal" fo:language="it" fo:country="IT" fo:font-style="normal" fo:text-shadow="none" style:text-underline-style="none" fo:font-weight="bold" officeooo:rsid="0039c5ca" style:letter-kerning="true" fo:background-color="transparent" loext:char-shading-value="0" style:font-name-asian="SimSun2" style:language-asian="it" style:country-asian="IT" style:font-style-asian="normal" style:font-weight-asian="bold" style:font-name-complex="Arial" style:language-complex="hi" style:country-complex="IN" style:font-style-complex="normal" style:font-weight-complex="bold" style:text-emphasize="none"/>
    </style:style>
    <style:style style:name="T15" style:family="text">
      <style:text-properties fo:font-variant="normal" fo:text-transform="none" fo:color="#000000" style:font-name="Times New Roman" fo:letter-spacing="normal" fo:language="zxx" fo:country="none" fo:font-style="normal" fo:font-weight="normal" officeooo:rsid="0039c5ca" fo:background-color="transparent" loext:char-shading-value="0" style:language-asian="zxx" style:country-asian="none" style:font-weight-asian="normal" style:font-name-complex="Times New Roman1" style:language-complex="zxx" style:country-complex="none" style:font-weight-complex="normal"/>
    </style:style>
    <style:style style:name="T16" style:family="text">
      <style:text-properties fo:font-variant="normal" fo:text-transform="none" fo:color="#000000" style:font-name="Times New Roman3" fo:font-size="10.5pt" fo:letter-spacing="normal" fo:font-style="normal" style:language-asian="it" style:country-asian="IT" style:font-name-complex="Times New Roman1"/>
    </style:style>
    <style:style style:name="T17" style:family="text">
      <style:text-properties fo:font-variant="normal" fo:text-transform="none" fo:color="#00000a" fo:letter-spacing="normal" fo:language="zxx" fo:country="none" fo:font-style="normal" fo:font-weight="normal" officeooo:rsid="007ae5d6" fo:background-color="transparent" loext:char-shading-value="0" style:language-asian="zxx" style:country-asian="none" style:font-weight-asian="normal" style:font-name-complex="Times New Roman4" style:language-complex="zxx" style:country-complex="none" style:font-weight-complex="normal" fo:padding="0cm" fo:border="none"/>
    </style:style>
    <style:style style:name="T18" style:family="text">
      <style:text-properties fo:font-variant="normal" fo:text-transform="none" fo:color="#00000a" fo:letter-spacing="normal" fo:language="zxx" fo:country="none" fo:font-style="normal" fo:font-weight="normal" officeooo:rsid="006cdbe5" fo:background-color="transparent" loext:char-shading-value="0" style:language-asian="zxx" style:country-asian="none" style:font-weight-asian="normal" style:font-name-complex="Times New Roman4" style:language-complex="zxx" style:country-complex="none" style:font-weight-complex="normal" fo:padding="0cm" fo:border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Times New Roman1" fo:letter-spacing="normal" fo:language="it" fo:country="IT" fo:font-style="normal" fo:text-shadow="none" style:text-underline-style="none" fo:font-weight="normal" officeooo:rsid="004d0550" style:letter-kerning="true" fo:background-color="transparent" loext:char-shading-value="0" style:font-name-asian="SimSun2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Times New Roman1" fo:letter-spacing="normal" fo:language="it" fo:country="IT" fo:font-style="normal" fo:text-shadow="none" style:text-underline-style="none" fo:font-weight="normal" officeooo:rsid="005278ab" style:letter-kerning="true" fo:background-color="transparent" loext:char-shading-value="0" style:font-name-asian="SimSun2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Times New Roman1" fo:letter-spacing="normal" fo:language="it" fo:country="IT" fo:font-style="normal" fo:text-shadow="none" style:text-underline-style="none" fo:font-weight="normal" officeooo:rsid="00105b8f" style:letter-kerning="true" fo:background-color="transparent" loext:char-shading-value="0" style:font-name-asian="SimSun2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Times New Roman1" fo:letter-spacing="normal" fo:language="it" fo:country="IT" fo:font-style="normal" fo:text-shadow="none" style:text-underline-style="none" fo:font-weight="normal" officeooo:rsid="004e3bf5" style:letter-kerning="true" fo:background-color="transparent" loext:char-shading-value="0" style:font-name-asian="SimSun2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Times New Roman1" fo:letter-spacing="normal" fo:language="it" fo:country="IT" fo:font-style="normal" fo:text-shadow="none" style:text-underline-style="none" fo:font-weight="normal" officeooo:rsid="005e7bb3" style:letter-kerning="true" fo:background-color="transparent" loext:char-shading-value="0" style:font-name-asian="SimSun2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Times New Roman1" fo:letter-spacing="normal" fo:language="it" fo:country="IT" fo:font-style="normal" fo:text-shadow="none" style:text-underline-style="none" fo:font-weight="normal" officeooo:rsid="005f045e" style:letter-kerning="true" fo:background-color="transparent" loext:char-shading-value="0" style:font-name-asian="SimSun2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Times New Roman1" fo:letter-spacing="normal" fo:language="it" fo:country="IT" fo:font-style="normal" fo:text-shadow="none" style:text-underline-style="none" fo:font-weight="normal" officeooo:rsid="003cac6c" style:letter-kerning="true" fo:background-color="transparent" loext:char-shading-value="0" style:font-name-asian="SimSun2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Times New Roman1" fo:letter-spacing="normal" fo:language="it" fo:country="IT" fo:font-style="normal" fo:text-shadow="none" style:text-underline-style="none" fo:font-weight="normal" officeooo:rsid="00608321" style:letter-kerning="true" fo:background-color="transparent" loext:char-shading-value="0" style:font-name-asian="SimSun2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012acf3" style:letter-kerning="true" fo:background-color="transparent" loext:char-shading-value="0" style:font-name-asian="SimSun2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01364c1" style:letter-kerning="true" fo:background-color="transparent" loext:char-shading-value="0" style:font-name-asian="SimSun2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0153a69" style:letter-kerning="true" fo:background-color="transparent" loext:char-shading-value="0" style:font-name-asian="SimSun2" style:language-asian="zh" style:country-asian="CN" style:font-style-asian="normal" style:font-weight-asian="normal" style:font-name-complex="Arial" style:language-complex="hi" style:country-complex="IN" style:font-style-complex="normal" style:font-weight-complex="normal" style:text-emphasize="none"/>
    </style:style>
    <style:style style:name="T30" style:family="text">
      <style:text-properties fo:font-variant="normal" fo:text-transform="none" fo:letter-spacing="normal" fo:font-style="normal"/>
    </style:style>
    <style:style style:name="T31" style:family="text">
      <style:text-properties fo:font-variant="normal" fo:text-transform="none" fo:letter-spacing="normal" fo:font-style="normal" fo:background-color="#ffff00" loext:char-shading-value="0"/>
    </style:style>
    <style:style style:name="T32" style:family="text">
      <style:text-properties style:font-name="Times New Roman1" fo:font-size="12pt" fo:font-weight="normal" style:font-size-asian="12pt" style:font-weight-asian="normal" style:font-size-complex="12pt"/>
    </style:style>
    <style:style style:name="T33" style:family="text">
      <style:text-properties style:font-name="Times New Roman1" fo:font-weight="normal" officeooo:rsid="003f4c48" style:letter-kerning="true" style:font-weight-asian="normal" style:font-name-complex="Times New Roman1" style:font-weight-complex="normal"/>
    </style:style>
    <style:style style:name="T34" style:family="text">
      <style:text-properties style:font-name="Times New Roman1" fo:font-weight="normal" officeooo:rsid="00468c0d" style:letter-kerning="true" style:font-weight-asian="normal" style:font-name-complex="Times New Roman1" style:font-weight-complex="normal"/>
    </style:style>
    <style:style style:name="T35" style:family="text">
      <style:text-properties style:use-window-font-color="true" style:text-line-through-style="none" style:text-line-through-type="none" fo:language="it" fo:country="IT" style:text-underline-style="none" fo:font-weight="bold" officeooo:rsid="00159406" style:letter-kerning="true" style:font-name-asian="SimSun2" style:language-asian="it" style:country-asian="IT" style:font-weight-asian="bold" style:font-name-complex="Times New Roman1" style:language-complex="hi" style:country-complex="IN" style:font-weight-complex="bold"/>
    </style:style>
    <style:style style:name="T36" style:family="text">
      <style:text-properties style:use-window-font-color="true" style:text-line-through-style="none" style:text-line-through-type="none" fo:language="it" fo:country="IT" style:text-underline-style="none" fo:font-weight="normal" officeooo:rsid="00159406" style:letter-kerning="true" style:font-name-asian="SimSun2" style:language-asian="it" style:country-asian="IT" style:font-weight-asian="normal" style:font-name-complex="Times New Roman1" style:language-complex="hi" style:country-complex="IN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468c0d" style:font-weight-asian="normal" style:font-weight-complex="normal"/>
    </style:style>
    <style:style style:name="T39" style:family="text">
      <style:text-properties fo:font-weight="normal" style:letter-kerning="true" style:font-weight-asian="normal" style:font-name-complex="Times New Roman1" style:font-weight-complex="normal"/>
    </style:style>
    <style:style style:name="T40" style:family="text">
      <style:text-properties fo:font-weight="normal" officeooo:rsid="000bdb31" style:letter-kerning="true" style:font-weight-asian="normal" style:font-name-complex="Times New Roman1" style:font-weight-complex="normal"/>
    </style:style>
    <style:style style:name="T41" style:family="text">
      <style:text-properties style:language-asian="it" style:country-asian="IT" style:font-name-complex="Times New Roman1"/>
    </style:style>
    <style:style style:name="T42" style:family="text">
      <style:text-properties style:letter-kerning="true" style:font-name-complex="Times New Roman1"/>
    </style:style>
    <style:style style:name="T43" style:family="text">
      <style:text-properties officeooo:rsid="00399b92"/>
    </style:style>
    <style:style style:name="T44" style:family="text">
      <style:text-properties officeooo:rsid="002af587"/>
    </style:style>
    <style:style style:name="T45" style:family="text">
      <style:text-properties officeooo:rsid="004771b8"/>
    </style:style>
    <style:style style:name="T46" style:family="text">
      <style:text-properties officeooo:rsid="003c9320"/>
    </style:style>
    <style:style style:name="T47" style:family="text">
      <style:text-properties officeooo:rsid="0013a856"/>
    </style:style>
    <style:style style:name="T48" style:family="text">
      <style:text-properties style:font-name-complex="Times New Roman4"/>
    </style:style>
    <style:style style:name="T49" style:family="text">
      <style:text-properties fo:font-style="italic" style:font-style-asian="italic" style:font-name-complex="Times New Roman4" style:font-style-complex="italic"/>
    </style:style>
    <style:style style:name="T50" style:family="text">
      <style:text-properties officeooo:rsid="000f84d0"/>
    </style:style>
    <style:style style:name="T51" style:family="text">
      <style:text-properties officeooo:rsid="000ec0b7"/>
    </style:style>
    <style:style style:name="T52" style:family="text">
      <style:text-properties officeooo:rsid="00153a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52">pat</text:span>Il dirigente della direzione</text:p>
      <text:p text:style-name="P18">Politiche Sociali, Sanità, Politiche per la casa, <text:s/></text:p>
      <text:p text:style-name="P18"><text:s/><text:span text:style-name="T46">C</text:span>oordinamento ATS11</text:p>
      <text:p text:style-name="P5">Dott. <text:span text:style-name="T47">CLAUDIA GIAMMARCHI</text:span></text:p>
      <text:p text:style-name="P7"/>
      <text:p text:style-name="P28">RICHIAMATE:</text:p>
      <text:p text:style-name="P29"><text:span text:style-name="T48">la deliberazione della Giunta comunale n. 596 del 10/12/2019 avente ad oggetto “</text:span><text:span text:style-name="T49">Provvedimento di riorganizzazione. Approvazione del nuovo assetto organizzativo dell’ente</text:span><text:span text:style-name="T48">”, modificata con deliberazione di Giunta comunale n. 93 del 25/02/2020;</text:span></text:p>
      <text:p text:style-name="P29"><text:span text:style-name="T48">la deliberazione di Giunta comunale n. 118 del 01/04/2020 avente ad oggetto “</text:span><text:span text:style-name="T49">Provvedimento di riorganizzazione: Modifiche alla Deliberazione di Giunta Comunale N. 93 del 25.2.2020</text:span><text:span text:style-name="T48">”;</text:span></text:p>
      <text:p text:style-name="P29"><text:bookmark text:name="OBJ_PREFIX_DWT244_com_zimbra_date"/><text:bookmark text:name="OBJ_PREFIX_DWT243_com_zimbra_date"/><text:span text:style-name="T48">la deliberazione di Giunta comunale n. 268 del 28/07/2020 avente ad oggetto: “</text:span><text:span text:style-name="T49">Provvedimento di riorganizzazione: approvazione del nuovo assetto organizzativo dell' ente – modifiche alla deliberazione di Giunta Comunale n. 118 del 01/04/2020”</text:span><text:span text:style-name="T48">, con la quale la Direzione è stata ridenominata Direzione Politiche Sociali, essendo state trasferite ad altra Direzione le funzioni e competenze relative alle Politiche Scolastiche ed Educative;</text:span></text:p>
      <text:p text:style-name="P25"><text:bookmark text:name="OBJ_PREFIX_DWT245_com_zimbra_date"/>la deliberazione di Giunta Comunale <text:s/>n. 246 del 14/06/2022 e, in particolare, "dello Schema generaledi organizzazione <text:s/>della struttura comunale" ivi allegato che comprende <text:s/>l'articolzione della struttura, il riparto delle competenze <text:s/>tra le Direzioni e <text:s/>l'Organigramma;</text:p>
      <text:p text:style-name="P31">RICHIAMATO</text:p>
      <text:p text:style-name="P32"><text:span text:style-name="T17">il Decreto del Sindaco n. 17 del </text:span><text:span text:style-name="T18">0</text:span><text:span text:style-name="T17">7/06/2023 avente ad oggetto "Conferma in prosecuzione delle funzioni dirigenziali ai sensi dell'art. 20 del vigente regolamento sull'ordinamento degli uffici e dei servizi della Dott.ssa Claudia Giammarchi” con il quale si confermano fino al 15/09/2023 le funzioni dirigenziali già attribuite alla Dott.ssa Claudia Giammarchi sul posto/funzione di Dirigente della "Direzione Politiche Sociali, Sanità, Politiche per la casa, Coordinamento ATS XI", con decorrenza dal 01/08/2021con le competenze e funzioni da ultimo indicate con la deliberazione di Giunta comunale n. 246 del14/06/2022";</text:span></text:p>
      <text:p text:style-name="P30">Delibera di giunta n. 457 del 27/09/2023 <text:span text:style-name="T50">ad oggetto "C</text:span>onferma temporanea della macrostruttura dell'ente come definita con atto di giunta n. 246 del 14/06/2022 integrato con atto di giunta n. 283 del 27/06/2023 e s.m.i., e con deliberazione di giunta comunale n. 343 del 10/09/2021";</text:p>
      <text:p text:style-name="P24"/>
      <text:p text:style-name="P24">Decreto del Sindaco n.66 del 28/09/2023 - "<text:span text:style-name="T50">C</text:span>onferma delle funzioni dirigenziali sul posto/funzione di dirigente della “direzione politiche sociali, sanita', politiche per la casa, coordinamento ats 11” alla dott.ssa <text:span text:style-name="T50">C</text:span>laudia <text:span text:style-name="T50">Gi</text:span>ammarchi";</text:p>
      <text:p text:style-name="P24"/>
      <text:p text:style-name="P24">Decreto del Sindaco n. 70 del 28/09/2023 <text:span text:style-name="T50">per la </text:span>nomina <text:span text:style-name="T50">del </text:span><text:s/><text:span text:style-name="T50">C</text:span>oordinatore d’<text:span text:style-name="T50">A</text:span>mbito <text:span text:style-name="T50">T</text:span>erritoriale <text:span text:style-name="T50">S</text:span>ociale <text:span text:style-name="T50">XI</text:span>— <text:span text:style-name="T50">A</text:span>ncona;</text:p>
      <text:p text:style-name="P24"/>
      <text:p text:style-name="P24"><text:span text:style-name="T50">De</text:span>creto del sindaco n. 71 del 28/09/2023 <text:span text:style-name="T50">di </text:span>delega al dirigente <text:span text:style-name="T50">D</text:span>irezione <text:span text:style-name="T50">Po</text:span>litiche <text:span text:style-name="T50">S</text:span>ociali, <text:span text:style-name="T50">S</text:span>anita’ <text:span text:style-name="T50">P</text:span>olitiche per la casa, <text:span text:style-name="T50">C</text:span>oordinamento <text:span text:style-name="T50">ATS</text:span> <text:span text:style-name="T50">XI</text:span>, dott.ssa <text:span text:style-name="T50">C</text:span>laudia <text:span text:style-name="T50">G</text:span>iammarchi o suo legittimo sostituto;</text:p>
      <text:p text:style-name="P26"><text:bookmark-start text:name="testo"/><text:soft-page-break/><text:span text:style-name="T35">RITENUTO,</text:span><text:span text:style-name="T36"> per le motivazioni riportate nel predetto documento istruttorio e che vengono condivise, di adottare il presente provvedimento;</text:span></text:p>
      <text:p text:style-name="P8"/>
      <text:p text:style-name="P11"><text:span text:style-name="T1">CONSIDERATO CHE</text:span><text:span text:style-name="T37"> </text:span><text:span text:style-name="T38">l</text:span><text:span text:style-name="T37">'ide</text:span>ntificazione della casa rifugio è riportata nel documento istruttorio che è parte integrante del presente atto ma che, considerata la particolarità delle circostanze legate a motivi di sicurezza della donna e nel rispetto della protezione dei suoi dati personali, non si procede alla sua pubblicazione;</text:p>
      <text:p text:style-name="P3"><text:bookmark-start text:name="testo23"/></text:p>
      <text:p text:style-name="P3"><text:span text:style-name="T1">DATO ATTO CHE </text:span>l'atto completo, comprensivo dell'allegato, resta archiviato in sicurezza e nella sua interezza presso l'ufficio competente ed è accessibile nelle forme e nelle modalità prevista dalla Legge 241/90. </text:p>
      <text:p text:style-name="P14"/>
      <text:p text:style-name="P3"><text:span text:style-name="T1">ATTESA </text:span>la propria competenza ad adottare il presente provvedimento ai sensi dell’art. 4 comma 2 del D.lgs. n. 165/2001 e successive modificazioni e dell’art. 107 del D.lgs. n. 267/2000 e successive modificazioni;</text:p>
      <text:p text:style-name="P15"/>
      <text:p text:style-name="P11"><text:span text:style-name="T1">ATTESA </text:span>altresì la regolarità tecnica del presente provvedimento in ordine alla regolarità, legittimità e correttezza dell’azione amministrativa rispetto alle quali viene espresso parere favorevole con la firma dello stesso, ai sensi dell’art. 147 bis del D.Lgs. 267/2000 e successive modifiche ed integrazioni;</text:p>
      <text:p text:style-name="P10"/>
      <text:p text:style-name="P2"><text:span text:style-name="T2">RICHIAMAT</text:span><text:span text:style-name="T3">E</text:span><text:span text:style-name="T4"> </text:span></text:p>
      <text:p text:style-name="P2"><text:span text:style-name="T33">-</text:span><text:span text:style-name="T34">l</text:span><text:span text:style-name="Strong_20_Emphasis"><text:span text:style-name="T5">a deliberazione di Consiglio n.120 del 22.12.2022 con la quale è stato approvato il bilancio di previsione per le annualità 2023/2025;</text:span></text:span></text:p>
      <text:p text:style-name="P2"><text:span text:style-name="T39">- </text:span><text:span text:style-name="T40">la Delibera di Giunta n. 251 del 12.05.2023 “Approvazione del Piano esecutivo di gestione ( PEG) relativo al triennio 2023-2025;</text:span></text:p>
      <text:p text:style-name="P36"><text:span text:style-name="T31">- Delibera di Consiglio n. 49 del 26/07/2023 avente ad oggetto "Variazione di assestamento generale del Bilancio di Previsione 2023/2025 (art. 175 comma 8 del D.lgs n. 267/2000) e verifica della salvaguardia degli equilibri generali di bilancio (art. 193 del D.lgs n. 267/2000)";</text:span> </text:p>
      <text:p text:style-name="P36"><text:tab/> <text:s/></text:p>
      <text:p text:style-name="P37"><text:span text:style-name="T1">RICHIAMATI</text:span>:</text:p>
      <text:p text:style-name="P4">- lo Statuto Comunale;</text:p>
      <text:p text:style-name="P4">- il D.Lgs. 267/2000 e successive modificazioni; </text:p>
      <text:p text:style-name="P16"/>
      <text:p text:style-name="P9">RICHIAMATI altresì:<text:tab/></text:p>
      <text:p text:style-name="P12">- le “Linee guida in materia di trattamento di dati personali, contenuti anche in atti e documenti amministrativi effettuato per finalità di pubblicità e trasparenza sul web dei soggetti pubblici e da altri enti obbligati” dal Garante per la protezione dei dati personali pubblicato <text:s/>nella Gazzetta Ufficiale del 12/06/2014 n. 134;</text:p>
      <text:p text:style-name="P12">- il D.lgs 196 del 30/06/2003: ”Codice in materia di protezione dei dati personali”;</text:p>
      <text:p text:style-name="P12">- il Regolamento U.E. <text:s/>n. 679/2016 GDPR.</text:p>
      <text:p text:style-name="P17"><text:s text:c="2"/></text:p>
      <text:p text:style-name="P17"/>
      <text:p text:style-name="P17"/>
      <text:p text:style-name="P6">DETERMINA</text:p>
      <text:p text:style-name="P13"/>
      <text:list xml:id="list1063433983446333035" text:style-name="WW8Num6">
        <text:list-item>
          <text:p text:style-name="P42">di ritenere le premesse <text:s/>parte integrante e sostanziale del presente determinato; </text:p>
        </text:list-item>
        <text:list-item>
          <text:p text:style-name="P43">di approvare il documento istruttorio allegato al presente atto a formarne parte integrante e sostanziale;</text:p>
        </text:list-item>
        <text:list-item>
          <text:p text:style-name="P38"><text:soft-page-break/><text:span text:style-name="Car._20_predefinito_20_paragrafo"><text:span text:style-name="T8">autorizzare </text:span></text:span><text:span text:style-name="Car._20_predefinito_20_paragrafo"><text:span text:style-name="T9">l'</text:span></text:span><text:span text:style-name="Car._20_predefinito_20_paragrafo"><text:span text:style-name="T8">intervent</text:span></text:span><text:span text:style-name="Car._20_predefinito_20_paragrafo"><text:span text:style-name="T9">o d</text:span></text:span><text:span text:style-name="Car._20_predefinito_20_paragrafo"><text:span text:style-name="T8">i <text:s/></text:span></text:span><text:span text:style-name="Car._20_predefinito_20_paragrafo"><text:span text:style-name="T10">proroga </text:span></text:span><text:span text:style-name="Car._20_predefinito_20_paragrafo"><text:span text:style-name="T11">della permanenza</text:span></text:span><text:span text:style-name="Car._20_predefinito_20_paragrafo"><text:span text:style-name="T10"> </text:span></text:span><text:span text:style-name="Car._20_predefinito_20_paragrafo"><text:span text:style-name="T8">d</text:span></text:span><text:span text:style-name="Strong_20_Emphasis"><text:span text:style-name="T19">ell</text:span></text:span><text:span text:style-name="Strong_20_Emphasis"><text:span text:style-name="T20">a sig.ra </text:span></text:span><text:span text:style-name="Strong_20_Emphasis"><text:span text:style-name="T21">C</text:span></text:span><text:span text:style-name="Strong_20_Emphasis"><text:span text:style-name="T20">odice Icaro 46202</text:span></text:span><text:span text:style-name="Strong_20_Emphasis"><text:span text:style-name="T19"> presso la predetta Casa Rifugio </text:span></text:span><text:span text:style-name="Strong_20_Emphasis"><text:span text:style-name="T22">dal 01/10/2023 al 0</text:span></text:span><text:span text:style-name="Strong_20_Emphasis"><text:span text:style-name="T27">3</text:span></text:span><text:span text:style-name="Strong_20_Emphasis"><text:span text:style-name="T22">/10/2023;</text:span></text:span></text:p>
        </text:list-item>
        <text:list-item>
          <text:p text:style-name="P38"><text:span text:style-name="Strong_20_Emphasis"><text:span text:style-name="T23">prendere atto che per il periodo di cui sopra, la relativa spesa è pari ad euro 198,00 stante l'applicazione di una retta giornaliera pari ad euro 99,</text:span></text:span><text:span text:style-name="Strong_20_Emphasis"><text:span text:style-name="T24">00</text:span></text:span><text:span text:style-name="Strong_20_Emphasis"><text:span text:style-name="T23"> (e</text:span></text:span><text:span text:style-name="Strong_20_Emphasis"><text:span text:style-name="T25">sente IVA ex art. 10 </text:span></text:span><text:span text:style-name="Strong_20_Emphasis"><text:span text:style-name="T23">c</text:span></text:span><text:span text:style-name="Strong_20_Emphasis"><text:span text:style-name="T25">omma 27ter DPR 633/72</text:span></text:span><text:span text:style-name="Strong_20_Emphasis"><text:span text:style-name="T23">)</text:span></text:span></text:p>
        </text:list-item>
        <text:list-item>
          <text:p text:style-name="P38"><text:span text:style-name="Strong_20_Emphasis"><text:span text:style-name="T23"><text:s/></text:span></text:span><text:span text:style-name="Strong_20_Emphasis"><text:span text:style-name="T26">prendere atto dell'economia di spesa pari ad euro 266,00;</text:span></text:span></text:p>
        </text:list-item>
        <text:list-item>
          <text:p text:style-name="P39"><text:span text:style-name="Strong_20_Emphasis"><text:span text:style-name="T27">di disporre la riduzione degli impegni come di seguito indicato:</text:span></text:span></text:p>
          <text:p text:style-name="P39"><text:span text:style-name="Strong_20_Emphasis"><text:span text:style-name="T27">- € 70,00 all'impegno n. 632/2023 assunto con D.D. n. 137/2023; </text:span></text:span></text:p>
          <text:p text:style-name="P39"><text:span text:style-name="Strong_20_Emphasis"><text:span text:style-name="T27">- € 196,00 all'impegno n. 2743/2023 assunto con D.D. n. 1751 </text:span></text:span><text:span text:style-name="Strong_20_Emphasis"><text:span text:style-name="T29">del 6/7/23;</text:span></text:span></text:p>
          <text:p text:style-name="P40"><text:span text:style-name="Strong_20_Emphasis"><text:span text:style-name="T28">che vanno a reintegrare la prenotazione n. 2704/2023 assunta con D.D. n. 1688/2023 <text:s/>al cap. 252003 azione 6850 </text:span></text:span></text:p>
        </text:list-item>
        <text:list-item>
          <text:p text:style-name="P41"><text:span text:style-name="Strong_20_Emphasis"><text:span text:style-name="T28">di assumere un nuovo impegno di spesa pari a € 198,00 </text:span></text:span><text:span text:style-name="Strong_20_Emphasis"><text:span text:style-name="T12">al </text:span></text:span><text:span text:style-name="Strong_20_Emphasis"><text:span text:style-name="T14">capitolo 252003 Azione 6850</text:span></text:span><text:span text:style-name="Strong_20_Emphasis"><text:span text:style-name="T12"> avente per oggetto “Case di accoglienza terzi per donne vittime di violenza” </text:span></text:span><text:span text:style-name="Strong_20_Emphasis"><text:span text:style-name="T13">a valere sulla prenotazione n. 2704/2023 assunta con D.D. n. 1688/2023;</text:span></text:span></text:p>
        </text:list-item>
        <text:list-item>
          <text:p text:style-name="P44"><text:span text:style-name="Strong_20_Emphasis"><text:span text:style-name="T15">dare atto che il suddetto l'importo è inferiore alle soglie di cui all'art. 14 del D.Lgs n. 36/2023;</text:span></text:span></text:p>
        </text:list-item>
        <text:list-item>
          <text:p text:style-name="P45"><text:span text:style-name="T6">di </text:span><text:span text:style-name="T7">nominare Responsabile del procedimento e degli atti ad esso conseguenti e collegati l' Ed. Pro.f.le Tiziana Buoncompagni</text:span><text:span text:style-name="T6">, a norma dell'art. 5 della legge 241/1990;</text:span></text:p>
        </text:list-item>
        <text:list-item>
          <text:p text:style-name="P46"><text:span text:style-name="T6">di dare atto e attestare con la sottoscrizione </text:span>apposta che, rispetto alla procedura in oggetto, nei confronti del <text:span text:style-name="T51">sottoscritto <text:s/>Dirigente:</text:span></text:p>
        </text:list-item>
      </text:list>
      <text:p text:style-name="P33"><text:tab/>- non sussistono situazioni di conflitto di interesse , anche potenziale , di cui agli articoli <text:tab/>6 bis della legge 241/90 e s.m.i. , 6 del D.P.R. n. 62/2013 e 6 del Codice di <text:tab/>comportamento del Comune <text:s/>di Ancona; </text:p>
      <text:p text:style-name="P33"><text:tab/>- non ricorrono cause di astensione di cui agli articoli 7 del D.P.R. n. 62/2013 e 7 del <text:tab/>Codice di comportamento del Comune di Ancona ;</text:p>
      <text:p text:style-name="P33"><text:tab/>- non ricorrono <text:s/>situazioni e comportamenti di cui agli articoli <text:s/>14 del D.P.R. n. 62/2013 e <text:tab/>18 <text:s/>del Codice di comportamento <text:s/>del Comune di Ancona ;</text:p>
      <text:p text:style-name="P33">- non <text:s/>ricorrono obblighi di astensione di cui all’art. 35 bis del D.Lgs. 165/2001 e successive modificazioni;</text:p>
      <text:p text:style-name="P33"><text:span text:style-name="T43">8. </text:span>di dare atto che il presente provvedimento è rilevante ai fini della pubblicazione sul sito internet “Amministrazione trasparente“, ai sensi <text:span text:style-name="T44">e per gli effetti dell'art. 37 </text:span>del D.Lgs. 33 del 14/03/2013 e di disporne pertanto la pubblicazione;</text:p>
      <text:p text:style-name="P33"><text:span text:style-name="T43">9. </text:span>di dare atto che avverso il presente provvedimento può essere proposto ricorso da chi ha interesse al suo annullamento dinanzi al TAR delle Marche , nei termini di cui all'art. 29 del D.Lgs. 104/2010 . </text:p>
      <text:p text:style-name="P34"><text:tab/><text:tab/><text:tab/><text:tab/><text:tab/><text:tab/> <text:s text:c="18"/></text:p>
      <text:p text:style-name="P20"><text:span text:style-name="Emphasis"><text:span text:style-name="T32"/></text:span></text:p>
      <text:p text:style-name="P23"><text:s/><text:span text:style-name="T45">LA</text:span> DIRIGENTE <text:span text:style-name="T45">DELLA DIREZIONE </text:span></text:p>
      <text:p text:style-name="P27">Dott. Claudia Giammarchi</text:p>
      <text:p text:style-name="P21"><text:bookmark-end text:name="testo23"/><text:s/><text:bookmark-end text:name="testo"/></text:p>
      <text:p text:style-name="P19"><text:soft-page-break/></text:p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ahoma" svg:font-family="Tahoma"/>
    <style:font-face style:name="Times New Roman" svg:font-family="'Times New Roman'"/>
    <style:font-face style:name="Times New Roman2" svg:font-family="'Times New Roman', 'MS ??'"/>
    <style:font-face style:name="Times New Roman3" svg:font-family="'Times New Roman', Times, serif"/>
    <style:font-face style:name="SimSun" svg:font-family="SimSun" style:font-pitch="variable"/>
    <style:font-face style:name="SimSun2" svg:font-family="SimSun, 宋体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true" style:font-name-asian="Times New Roman4" style:font-size-asian="10pt" style:language-asian="it" style:country-asian="IT" style:font-name-complex="Times New Roman4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it" fo:country="IT" style:letter-kerning="true" style:font-name-asian="Times New Roman4" style:font-size-asian="10pt" style:language-asian="it" style:country-asian="IT" style:font-name-complex="Times New Roman4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2cm" fo:margin-bottom="0cm" loext:contextual-spacing="false" style:page-number="auto"/>
      <style:text-properties fo:font-size="12pt" style:font-size-asian="14pt"/>
    </style:style>
    <style:style style:name="List" style:family="paragraph" style:parent-style-name="Text_20_body" style:class="list">
      <style:text-properties style:font-name="Times New Roman2" fo:font-family="'Times New Roman', 'MS ??'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2" fo:font-family="'Times New Roman', 'MS ??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2" fo:font-family="'Times New Roman', 'MS ??'" style:font-name-complex="Tahoma" style:font-family-complex="Tahoma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keep-with-next="always"/>
      <style:text-properties fo:font-size="18pt" fo:language="it" fo:country="I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keep-with-next="always"/>
      <style:text-properties fo:color="#000000" style:font-name="Tahoma" fo:font-family="Tahoma" fo:font-size="28pt" fo:font-weight="bold" style:font-size-asian="28pt" style:font-weight-asian="bold" style:font-name-complex="Tahoma1" style:font-family-complex="Tahoma" style:font-family-generic-complex="system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cm" fo:margin-right="0cm" fo:margin-top="0cm" fo:margin-bottom="0cm" loext:contextual-spacing="false" fo:text-indent="1.249cm" style:auto-text-indent="false" fo:keep-with-next="always">
        <style:tab-stops>
          <style:tab-stop style:position="4.128cm"/>
        </style:tab-stops>
      </style:paragraph-properties>
      <style:text-properties fo:color="#000000" style:font-name="Tahoma" fo:font-family="Tahoma" fo:font-size="28pt" style:font-size-asian="28pt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fo:font-size="18pt" style:font-size-asian="18pt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keep-with-next="always"/>
      <style:text-properties fo:font-size="26pt" fo:font-weight="bold" style:font-size-asian="26pt" style:font-weight-asian="bold" style:font-weight-complex="bold"/>
    </style:style>
    <style:style style:name="Intestazione1" style:family="paragraph" style:parent-style-name="Standard"/>
    <style:style style:name="Didascalia1" style:family="paragraph" style:parent-style-name="Standard"/>
    <style:style style:name="Title" style:family="paragraph" style:parent-style-name="Standard" style:next-style-name="Subtitle" style:class="chapter">
      <style:paragraph-properties fo:margin-left="10.16cm" fo:margin-right="0.49cm" fo:margin-top="0cm" fo:margin-bottom="0cm" loext:contextual-spacing="false" fo:text-align="center" style:justify-single-word="false" fo:text-indent="0cm" style:auto-text-indent="false" fo:padding-left="0.141cm" fo:padding-right="0.141cm" fo:padding-top="0.035cm" fo:padding-bottom="0.035cm" fo:border="0.99pt solid #000001"/>
      <style:text-properties fo:color="#000000" style:font-name="Tahoma" fo:font-family="Tahoma" fo:font-size="28pt" fo:font-weight="bold" style:font-size-asian="2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Subtitle" style:family="paragraph" style:parent-style-name="Intestazion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ientro_20_corpo_20_del_20_testo_20_21" style:display-name="Rientro corpo del testo 21" style:family="paragraph" style:parent-style-name="Standard"/>
    <style:style style:name="Text_20_body_20_indent" style:display-name="Text body indent" style:family="paragraph" style:parent-style-name="Standard" style:class="text">
      <style:paragraph-properties fo:margin-left="2.487cm" fo:margin-right="0cm" fo:margin-top="0cm" fo:margin-bottom="0cm" loext:contextual-spacing="false" fo:text-align="justify" style:justify-single-word="false" fo:text-indent="-2.487cm" style:auto-text-indent="false"/>
    </style:style>
    <style:style style:name="Balloon_20_Text" style:display-name="Balloon Text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Car._20_predefinito_20_paragrafo1" style:display-name="Car. predefinito paragrafo1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WW8Num2z0" style:family="text">
      <style:text-properties style:use-window-font-color="true" style:font-name="Arial" fo:font-family="Arial" style:font-family-generic="swiss" style:font-pitch="variable" fo:font-size="11pt" fo:font-style="normal" fo:font-weight="normal" style:font-name-asian="Times New Roman1" style:font-family-asian="'Times New Roman'" style:font-family-generic-asian="roman" style:font-pitch-asian="variable" style:font-size-asian="11pt" style:language-asian="it" style:country-asian="I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6z0" style:family="text">
      <style:text-properties style:use-window-font-color="true" fo:font-size="11pt" fo:language="it" fo:country="IT" fo:font-style="normal" fo:font-weight="normal" style:letter-kerning="true" style:font-name-asian="Times New Roman1" style:font-family-asian="'Times New Roman'" style:font-family-generic-asian="roman" style:font-pitch-asian="variable" style:font-size-asian="11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/>
    </style:style>
    <style:page-layout style:name="Mpm1">
      <style:page-layout-properties fo:page-width="21.001cm" fo:page-height="29.7cm" style:num-format="1" style:print-orientation="portrait" fo:margin-top="2.501cm" fo:margin-bottom="2cm" fo:margin-left="2.501cm" fo:margin-right="2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IGINALE</dc:title>
    <meta:initial-creator>gdigiacco</meta:initial-creator>
    <meta:editing-cycles>81</meta:editing-cycles>
    <meta:print-date>2023-10-04T09:03:37.989000000</meta:print-date>
    <meta:creation-date>2016-03-16T08:20:00</meta:creation-date>
    <dc:date>2023-10-12T09:09:49.426000000</dc:date>
    <meta:editing-duration>PT10H9M29S</meta:editing-duration>
    <meta:generator>LibreOffice/4.4.7.2$Windows_x86 LibreOffice_project/f3153a8b245191196a4b6b9abd1d0da16eead600</meta:generator>
    <meta:document-statistic meta:table-count="0" meta:image-count="0" meta:object-count="0" meta:page-count="5" meta:paragraph-count="57" meta:word-count="1163" meta:character-count="7752" meta:non-whitespace-character-count="6579"/>
    <meta:template xlink:type="simple" xlink:actuate="onRequest" xlink:title="Normal.dotm" xlink:href=""/>
  </office:meta>
</office:document-meta>
</file>